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399cm"/>
    </style:style>
    <style:style style:name="co6" style:family="table-column">
      <style:table-column-properties fo:break-before="auto" style:column-width="10.926cm"/>
    </style:style>
    <style:style style:name="co7" style:family="table-column">
      <style:table-column-properties fo:break-before="auto" style:column-width="12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Corine LULC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number-columns-repeated="16381" table:default-cell-style-name="ce8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chultz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C_Class</text:p>
          </table:table-cell>
          <table:table-cell office:value-type="string" calcext:value-type="string">
            <text:p>CLC_Class_Name</text:p>
          </table:table-cell>
          <table:table-cell office:value-type="string" calcext:value-type="string">
            <text:p>Corresponding_OSM_ta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tadium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recreation_grou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olf_cours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ports_cent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allotment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laygrou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itc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village_gree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emeter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ar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zo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trac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arde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  <table:table-cell table:number-columns-repeated="4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village_green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07-27T07:04:10.912060149</dc:date>
    <meta:editing-duration>P2DT12H11M40S</meta:editing-duration>
    <meta:editing-cycles>4</meta:editing-cycles>
    <meta:generator>LibreOffice/7.4.7.2$Linux_X86_64 LibreOffice_project/40$Build-2</meta:generator>
    <meta:document-statistic meta:table-count="3" meta:cell-count="773" meta:object-count="0"/>
  </office:meta>
</office:document-meta>
</file>